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15H52M53.736051S" calcext:value-type="time">
            <text:p>1215:5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9/8/22 (V project)</text:p>
          </table:table-cell>
          <table:table-cell table:number-columns-repeated="2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9/10/22 (V project)</text:p>
          </table:table-cell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8H12M24.017S" calcext:value-type="time">
            <text:p>08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13:26:29.2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6T16:51:35.326000000</dc:date>
    <meta:editing-duration>P53DT17H51M2S</meta:editing-duration>
    <meta:editing-cycles>1416</meta:editing-cycles>
    <meta:generator>LibreOffice/7.2.6.2$Windows_X86_64 LibreOffice_project/b0ec3a565991f7569a5a7f5d24fed7f52653d754</meta:generator>
    <dc:creator>Benjamin Laws</dc:creator>
    <meta:document-statistic meta:table-count="2" meta:cell-count="1728" meta:object-count="0"/>
  </office:meta>
</office:document-meta>
</file>